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c1383"/>
    </style:style>
    <style:style style:name="P2" style:family="paragraph" style:parent-style-name="Standard">
      <style:paragraph-properties fo:text-align="start" style:justify-single-word="false"/>
      <style:text-properties officeooo:paragraph-rsid="000e8c5f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1383" officeooo:paragraph-rsid="000c1383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dc73e"/>
    </style:style>
    <style:style style:name="P5" style:family="paragraph" style:parent-style-name="Standard">
      <style:paragraph-properties fo:text-align="start" style:justify-single-word="false"/>
      <style:text-properties officeooo:paragraph-rsid="000e8c5f"/>
    </style:style>
    <style:style style:name="P6" style:family="paragraph" style:parent-style-name="Standard" style:list-style-name="L12">
      <style:paragraph-properties fo:text-align="start" style:justify-single-word="false"/>
      <style:text-properties officeooo:paragraph-rsid="000e8c5f"/>
    </style:style>
    <style:style style:name="P7" style:family="paragraph" style:parent-style-name="Standard">
      <style:paragraph-properties fo:text-align="start" style:justify-single-word="false"/>
      <style:text-properties officeooo:paragraph-rsid="0013113d"/>
    </style:style>
    <style:style style:name="P8" style:family="paragraph" style:parent-style-name="Standard" style:list-style-name="L13">
      <style:paragraph-properties fo:text-align="start" style:justify-single-word="false"/>
      <style:text-properties officeooo:paragraph-rsid="00147799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2pt" fo:font-weight="bold" officeooo:rsid="000c1383" officeooo:paragraph-rsid="000c1383" style:font-size-asian="22pt" style:font-weight-asian="bold" style:font-size-complex="22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fo:font-weight="bold" officeooo:rsid="000c1383" officeooo:paragraph-rsid="000c1383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1383" officeooo:paragraph-rsid="000c1383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c1383" officeooo:paragraph-rsid="000c1383" style:font-size-asian="14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0c1383" officeooo:paragraph-rsid="000dc73e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0e4e28" officeooo:paragraph-rsid="000e4e28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0e4e28" officeooo:paragraph-rsid="000e8c5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8c5f" officeooo:paragraph-rsid="000e8c5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8c5f" officeooo:paragraph-rsid="00104e8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04e87" officeooo:paragraph-rsid="00104e87" style:font-size-asian="14pt" style:font-weight-asian="normal" style:font-size-complex="14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104e87" officeooo:paragraph-rsid="00104e8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1383" officeooo:paragraph-rsid="000c1383" style:font-size-asian="14pt" style:font-weight-asian="bold" style:font-size-complex="14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bold" officeooo:rsid="000c1383" officeooo:paragraph-rsid="000c1383" style:font-size-asian="14pt" style:font-weight-asian="bold" style:font-size-complex="14pt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weight="normal" officeooo:rsid="000e4e28" officeooo:paragraph-rsid="000e4e28" style:font-weight-asian="normal" style:font-weight-complex="normal"/>
    </style:style>
    <style:style style:name="P23" style:family="paragraph" style:parent-style-name="Standard" style:list-style-name="L13">
      <style:paragraph-properties fo:text-align="start" style:justify-single-word="false"/>
      <style:text-properties officeooo:rsid="0013113d" officeooo:paragraph-rsid="0013113d"/>
    </style:style>
    <style:style style:name="P24" style:family="paragraph" style:parent-style-name="Standard" style:list-style-name="L13">
      <style:paragraph-properties fo:text-align="start" style:justify-single-word="false"/>
      <style:text-properties officeooo:rsid="0013b51f" officeooo:paragraph-rsid="0013b51f"/>
    </style:style>
    <style:style style:name="P25" style:family="paragraph" style:parent-style-name="Standard">
      <style:paragraph-properties fo:margin-left="2.491cm" fo:margin-right="0cm" fo:text-align="start" style:justify-single-word="false" fo:text-indent="0cm" style:auto-text-indent="false"/>
      <style:text-properties style:font-name="Courier New" fo:font-size="12pt" fo:font-weight="bold" officeooo:rsid="00147799" officeooo:paragraph-rsid="00147799" style:font-size-asian="12pt" style:font-weight-asian="bold" style:font-size-complex="12pt" style:font-weight-complex="bold"/>
    </style:style>
    <style:style style:name="T1" style:family="text">
      <style:text-properties fo:font-size="22pt" fo:font-weight="bold" officeooo:rsid="000c1383" style:font-size-asian="22pt" style:font-weight-asian="bold" style:font-size-complex="22pt" style:font-weight-complex="bold"/>
    </style:style>
    <style:style style:name="T2" style:family="text">
      <style:text-properties fo:font-size="22pt" style:text-underline-style="none" fo:font-weight="bold" officeooo:rsid="000c1383" style:font-size-asian="22pt" style:font-weight-asian="bold" style:font-size-complex="22pt" style:font-weight-complex="bold"/>
    </style:style>
    <style:style style:name="T3" style:family="text">
      <style:text-properties fo:font-size="22pt" style:text-underline-style="none" fo:font-weight="bold" officeooo:rsid="000dc73e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text-underline-style="none" fo:font-weight="normal" officeooo:rsid="000c1383" style:font-size-asian="12.25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officeooo:rsid="000c1383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officeooo:rsid="000dc73e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0e4e28" style:font-size-asian="14pt" style:font-weight-asian="normal" style:font-size-complex="14pt" style:font-weight-complex="normal"/>
    </style:style>
    <style:style style:name="T9" style:family="text">
      <style:text-properties fo:font-size="14pt" style:text-underline-style="none" fo:font-weight="normal" officeooo:rsid="000e8c5f" style:font-size-asian="14pt" style:font-weight-asian="normal" style:font-size-complex="14pt" style:font-weight-complex="normal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4pt" style:text-underline-style="none" officeooo:rsid="000c1383" style:font-size-asian="14pt" style:font-size-complex="14pt"/>
    </style:style>
    <style:style style:name="T12" style:family="text">
      <style:text-properties officeooo:rsid="00104e87"/>
    </style:style>
    <style:style style:name="T13" style:family="text">
      <style:text-properties officeooo:rsid="001126b4"/>
    </style:style>
    <style:style style:name="T14" style:family="text">
      <style:text-properties officeooo:rsid="00147799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55055330347658467" text:style-name="L1">
        <text:list-item>
          <text:p text:style-name="P4"><text:span text:style-name="T3">Procedure</text:span><text:span text:style-name="T2"> SommaComplex</text:span><text:span text:style-name="T1"> – Documentazione</text:span></text:p>
          <text:p text:style-name="P9"/>
          <text:p text:style-name="P9"/>
        </text:list-item>
      </text:list>
      <text:list xml:id="list111151052972769648" text:style-name="L2">
        <text:list-item>
          <text:p text:style-name="P10">Scopo</text:p>
        </text:list-item>
      </text:list>
      <text:p text:style-name="P1"><text:span text:style-name="T5"><text:tab/><text:tab/></text:span><text:span text:style-name="T6">Somma</text:span><text:span text:style-name="T7">re 2 dati di tipo Complex</text:span></text:p>
      <text:p text:style-name="P11"/>
      <text:list xml:id="list201359581309538" text:continue-numbering="true" text:style-name="L2">
        <text:list-item>
          <text:p text:style-name="P12"><text:span text:style-name="T4">Specifiche</text:span> </text:p>
        </text:list-item>
      </text:list>
      <text:p text:style-name="P3"><text:span text:style-name="T4"><text:tab/><text:tab/></text:span>void SommaComplex (Complex &amp;X, Complex &amp;Y, Complex &amp;Z)</text:p>
      <text:p text:style-name="P20"/>
      <text:list xml:id="list3484161137198788109" text:style-name="L3">
        <text:list-item>
          <text:p text:style-name="P21">Descrizione </text:p>
        </text:list-item>
      </text:list>
      <text:p text:style-name="P20"><text:tab/><text:tab/></text:p>
      <text:list xml:id="list6260055555607681030" text:style-name="L4">
        <text:list-item>
          <text:p text:style-name="P13">Background del problema</text:p>
          <text:list>
            <text:list-header>
              <text:p text:style-name="P22"><text:span text:style-name="T11">P</text:span><text:span text:style-name="T10">onendo il tipo Complex sia composto da una parte reale e una immaginaria la sua Somma sarà la somma tra la parte reale e la parte immaginaria</text:span></text:p>
              <text:p text:style-name="P14"/>
              <text:p text:style-name="P15">Dunque</text:p>
              <text:list>
                <text:list-header>
                  <text:p text:style-name="P15">Z=X+Y </text:p>
                  <text:p text:style-name="P14">Z.Re=X.Re+Y.Re</text:p>
                  <text:p text:style-name="P14">Z.Im=X.Im+Y.Im</text:p>
                </text:list-header>
              </text:list>
            </text:list-header>
          </text:list>
          <text:p text:style-name="P14"/>
        </text:list-item>
        <text:list-item>
          <text:p text:style-name="P14"><text:s/>Descrizione del algoritmo </text:p>
        </text:list-item>
      </text:list>
      <text:p text:style-name="P2"><text:span text:style-name="T8"><text:tab/><text:tab/>L'algoritmo implementato </text:span><text:span text:style-name="T9">calcola il risultato utilizzando la definizione <text:tab/><text:tab/>su riportata di somma complessa. L'algoritmo in Pascal-like è, dunque,</text:span></text:p>
      <text:p text:style-name="P16"><text:tab/><text:tab/>il seguente:</text:p>
      <text:p text:style-name="P16"/>
      <text:p text:style-name="P17"><text:tab/><text:tab/><text:tab/><text:span text:style-name="T12">Z.Re := X.Re+Y.Re;</text:span></text:p>
      <text:p text:style-name="P18"><text:tab/><text:tab/><text:tab/>Z.Im := X.Im+Y.Im;</text:p>
      <text:p text:style-name="P18"/>
      <text:list xml:id="list6196993212771050344" text:style-name="L7">
        <text:list-item>
          <text:p text:style-name="P19">Riferimenti bibliografici</text:p>
          <text:p text:style-name="P19"/>
        </text:list-item>
      </text:list>
      <text:p text:style-name="P2"><text:span text:style-name="T9"><text:tab/><text:tab/></text:span>A. Murli, G. Laccetti, et al., Laboratorio di Programmazione I Liguori 2003 </text:p>
      <text:p text:style-name="P2"/>
      <text:list xml:id="list2790275310405259674" text:style-name="L12">
        <text:list-item>
          <text:p text:style-name="P6">Lista dei parametri </text:p>
        </text:list-item>
      </text:list>
      <text:p text:style-name="P2"><text:tab/><text:tab/><text:span text:style-name="T13">Complex <text:tab/>X<text:tab/>:In input contiene il primo valore da sommare, invariato in <text:tab/><text:tab/><text:tab/><text:tab/><text:tab/>output</text:span></text:p>
      <text:p text:style-name="P7"><text:tab/><text:tab/><text:span text:style-name="T13">Complex <text:tab/>Y<text:tab/>:In input contiene il secondo valore da sommare, invariato in <text:tab/><text:tab/><text:tab/><text:tab/><text:tab/>output </text:span></text:p>
      <text:p text:style-name="P7"><text:tab/><text:tab/><text:span text:style-name="T13">Complex<text:tab/>Z<text:tab/>:In output sarà il valore della nostra somma</text:span></text:p>
      <text:p text:style-name="P7"/>
      <text:list xml:id="list5581102393197058303" text:style-name="L13">
        <text:list-item>
          <text:p text:style-name="P23">Indicatore di errore</text:p>
          <text:list>
            <text:list-item>
              <text:list>
                <text:list-header>
                  <text:p text:style-name="P24">Nessuno</text:p>
                </text:list-header>
              </text:list>
            </text:list-item>
          </text:list>
        </text:list-item>
        <text:list-item>
          <text:p text:style-name="P24">Procedure ausiliarie</text:p>
          <text:list>
            <text:list-item>
              <text:list>
                <text:list-header>
                  <text:p text:style-name="P24">Nessuno</text:p>
                </text:list-header>
              </text:list>
            </text:list-item>
          </text:list>
        </text:list-item>
        <text:list-item>
          <text:p text:style-name="P24"><text:soft-page-break/>Raccomandazioni d`uso</text:p>
          <text:list>
            <text:list-item>
              <text:list>
                <text:list-header>
                  <text:p text:style-name="P24">Nessuno</text:p>
                </text:list-header>
              </text:list>
            </text:list-item>
          </text:list>
        </text:list-item>
        <text:list-item>
          <text:p text:style-name="P24">Complessità Computazionale</text:p>
        </text:list-item>
        <text:list-item>
          <text:p text:style-name="P24">Accuratezza fornita</text:p>
          <text:list>
            <text:list-item>
              <text:list>
                <text:list-header>
                  <text:p text:style-name="P24">Dipende dalla accuratezza del sistema floating-point fornito</text:p>
                </text:list-header>
              </text:list>
            </text:list-item>
          </text:list>
        </text:list-item>
        <text:list-item>
          <text:p text:style-name="P24">Esempio d`uso</text:p>
          <text:list>
            <text:list-item>
              <text:p text:style-name="P8"><text:span text:style-name="T14">Programma chiamante</text:span></text:p>
            </text:list-item>
          </text:list>
        </text:list-item>
      </text:list>
      <text:p text:style-name="P25">#include "Console.h"</text:p>
      <text:p text:style-name="P25">#include "Complex.cpp"</text:p>
      <text:p text:style-name="P25"/>
      <text:p text:style-name="P25">using namespace std;</text:p>
      <text:p text:style-name="P25"/>
      <text:p text:style-name="P25">/*===================================================================================================</text:p>
      <text:p text:style-name="P25"/>
      <text:p text:style-name="P25">Autore <text:s/><text:tab/> <text:s text:c="3"/>: Carmine Cuofano<text:tab/><text:tab/><text:tab/><text:tab/><text:tab/><text:tab/><text:tab/><text:tab/><text:tab/><text:tab/><text:tab/>Matricola: N86001700</text:p>
      <text:p text:style-name="P25">Programma <text:s text:c="2"/><text:tab/>: ADTComplex</text:p>
      <text:p text:style-name="P25">Data <text:s text:c="3"/><text:tab/><text:tab/>: 19/04/2015</text:p>
      <text:p text:style-name="P25"/>
      <text:p text:style-name="P25">-----------------------------------------------------------------------------------------------------*/</text:p>
      <text:p text:style-name="P25"/>
      <text:p text:style-name="P25">int main()</text:p>
      <text:p text:style-name="P25">{</text:p>
      <text:p text:style-name="P25"><text:s text:c="4"/>int Tasto;</text:p>
      <text:p text:style-name="P25"><text:s text:c="4"/>Complex X, Y, Z;</text:p>
      <text:p text:style-name="P25"/>
      <text:p text:style-name="P25"><text:s text:c="4"/>//Title</text:p>
      <text:p text:style-name="P25"><text:s text:c="4"/>cout &lt;&lt; "ADT Complex\n\n";</text:p>
      <text:p text:style-name="P25"><text:s text:c="4"/>//Var Attribuction</text:p>
      <text:p text:style-name="P25"><text:s text:c="4"/>cout &lt;&lt; "Definire X\n";</text:p>
      <text:p text:style-name="P25"><text:s text:c="4"/>cout &lt;&lt; "\tReale X: ";</text:p>
      <text:p text:style-name="P25"><text:s text:c="4"/>cin &gt;&gt; X.Re;</text:p>
      <text:p text:style-name="P25"><text:s text:c="4"/>cout &lt;&lt; "\tImmaginario X: ";</text:p>
      <text:p text:style-name="P25"><text:s text:c="4"/>cin &gt;&gt; X.Im;</text:p>
      <text:p text:style-name="P25"/>
      <text:p text:style-name="P25"><text:s text:c="4"/>cout &lt;&lt; "\nDefinire Y\n";</text:p>
      <text:p text:style-name="P25"><text:s text:c="4"/>cout &lt;&lt; "\tReale Y: ";</text:p>
      <text:p text:style-name="P25"><text:s text:c="4"/>cin &gt;&gt; Y.Re;</text:p>
      <text:p text:style-name="P25"><text:s text:c="4"/>cout &lt;&lt; "\tImmaginario Y: ";</text:p>
      <text:p text:style-name="P25"><text:s text:c="4"/>cin &gt;&gt; Y.Im;</text:p>
      <text:p text:style-name="P25"/>
      <text:p text:style-name="P25"><text:s text:c="4"/>do</text:p>
      <text:p text:style-name="P25"><text:s text:c="4"/>{</text:p>
      <text:p text:style-name="P25"><text:s text:c="8"/>//Pulisco lo schermo -Win/Linux-</text:p>
      <text:p text:style-name="P25"><text:s text:c="8"/>system(CLEAR);</text:p>
      <text:p text:style-name="P25"/>
      <text:p text:style-name="P25"><text:s text:c="8"/>//Title</text:p>
      <text:p text:style-name="P25"><text:s text:c="8"/>cout &lt;&lt; "ADT Complex\n\n";</text:p>
      <text:p text:style-name="P25"/>
      <text:p text:style-name="P25"><text:s text:c="8"/>//Stampo il menu`</text:p>
      <text:p text:style-name="P25"><text:soft-page-break/><text:s text:c="8"/>cout&lt;&lt;"\t1 - Somma\n";</text:p>
      <text:p text:style-name="P25"><text:s text:c="8"/>cout&lt;&lt;"\t2 - Sottrazione\n";</text:p>
      <text:p text:style-name="P25"><text:s text:c="8"/>cout&lt;&lt;"\t3 - Moltiplicazione\n";</text:p>
      <text:p text:style-name="P25"><text:s text:c="8"/>cout&lt;&lt;"\t4 - Divisione\n";</text:p>
      <text:p text:style-name="P25"><text:s text:c="8"/>cout&lt;&lt;"\nESC to exit";</text:p>
      <text:p text:style-name="P25"/>
      <text:p text:style-name="P25"><text:s text:c="8"/>//Menu`</text:p>
      <text:p text:style-name="P25"><text:s text:c="8"/>Tasto=_getch();</text:p>
      <text:p text:style-name="P25"><text:s text:c="8"/>switch(Tasto)</text:p>
      <text:p text:style-name="P25"><text:s text:c="8"/>{</text:p>
      <text:p text:style-name="P25"><text:s text:c="12"/>case '1' :</text:p>
      <text:p text:style-name="P25"><text:s text:c="16"/>system(CLEAR);</text:p>
      <text:p text:style-name="P25"><text:s text:c="16"/>SommaComplex (X, Y, Z);</text:p>
      <text:p text:style-name="P25"><text:s text:c="16"/>cout&lt;&lt;"La somma Z e`:";</text:p>
      <text:p text:style-name="P25"><text:s text:c="16"/>cout&lt;&lt;"\n\tReale: "&lt;&lt; Z.Re;</text:p>
      <text:p text:style-name="P25"><text:s text:c="16"/>cout&lt;&lt;"\n\tImmaginario: "&lt;&lt; Z.Im;</text:p>
      <text:p text:style-name="P25"><text:s text:c="16"/>_getch();</text:p>
      <text:p text:style-name="P25"><text:s text:c="16"/>break;</text:p>
      <text:p text:style-name="P25"><text:s text:c="12"/>case '2' :</text:p>
      <text:p text:style-name="P25"><text:s text:c="16"/>system(CLEAR);</text:p>
      <text:p text:style-name="P25"><text:s text:c="16"/>SottrazioneComplex (X, Y, Z);</text:p>
      <text:p text:style-name="P25"><text:s text:c="16"/>cout&lt;&lt;"La Sottrazione Z e`:";</text:p>
      <text:p text:style-name="P25"><text:s text:c="16"/>cout&lt;&lt;"\n\tReale: "&lt;&lt; Z.Re;</text:p>
      <text:p text:style-name="P25"><text:s text:c="16"/>cout&lt;&lt;"\n\tImmaginario: "&lt;&lt; Z.Im;</text:p>
      <text:p text:style-name="P25"><text:s text:c="16"/>_getch();</text:p>
      <text:p text:style-name="P25"><text:s text:c="16"/>break;</text:p>
      <text:p text:style-name="P25"><text:s text:c="12"/>case 3 :</text:p>
      <text:p text:style-name="P25"><text:s text:c="16"/>system(CLEAR);</text:p>
      <text:p text:style-name="P25"><text:s text:c="16"/>MoltiplicazioneComplex (X, Y, Z);</text:p>
      <text:p text:style-name="P25"><text:s text:c="16"/>cout&lt;&lt;"La Moltiplicazione Z e`:";</text:p>
      <text:p text:style-name="P25"><text:s text:c="16"/>cout&lt;&lt;"\n\tReale: "&lt;&lt; Z.Re;</text:p>
      <text:p text:style-name="P25"><text:s text:c="16"/>cout&lt;&lt;"\n\tImmaginario: "&lt;&lt; Z.Im;</text:p>
      <text:p text:style-name="P25"><text:s text:c="16"/>_getch();</text:p>
      <text:p text:style-name="P25"><text:s text:c="16"/>break;</text:p>
      <text:p text:style-name="P25"><text:s text:c="12"/>case 4 :</text:p>
      <text:p text:style-name="P25"><text:s text:c="16"/>system(CLEAR);</text:p>
      <text:p text:style-name="P25"><text:s text:c="16"/>DivisioneComplex (X, Y, Z);</text:p>
      <text:p text:style-name="P25"><text:s text:c="16"/>cout&lt;&lt;"La Divisione Z e`:";</text:p>
      <text:p text:style-name="P25"><text:s text:c="16"/>cout&lt;&lt;"\n\tReale: "&lt;&lt; Z.Re;</text:p>
      <text:p text:style-name="P25"><text:s text:c="16"/>cout&lt;&lt;"\n\tImmaginario: "&lt;&lt; Z.Im;</text:p>
      <text:p text:style-name="P25"><text:s text:c="16"/>_getch();</text:p>
      <text:p text:style-name="P25"><text:s text:c="16"/>break;</text:p>
      <text:p text:style-name="P25"><text:s text:c="8"/>}</text:p>
      <text:p text:style-name="P25"><text:s text:c="4"/>}</text:p>
      <text:p text:style-name="P25"><text:s text:c="4"/>while(Tasto != ESC);</text:p>
      <text:p text:style-name="P25">}</text:p>
      <text:list xml:id="list201360220680896" text:continue-numbering="true" text:style-name="L13">
        <text:list-item>
          <text:p text:style-name="P24">Esempio d`esecuz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rdia New" svg:font-family="'Cordia Ne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41S</meta:editing-duration>
    <meta:editing-cycles>9</meta:editing-cycles>
    <meta:generator>LibreOffice/4.4.2.2$Windows_x86 LibreOffice_project/c4c7d32d0d49397cad38d62472b0bc8acff48dd6</meta:generator>
    <dc:date>2015-04-19T20:13:58.962000000</dc:date>
    <meta:document-statistic meta:table-count="0" meta:image-count="0" meta:object-count="0" meta:page-count="3" meta:paragraph-count="116" meta:word-count="384" meta:character-count="3460" meta:non-whitespace-character-count="2449"/>
    <meta:user-defined meta:name="Info 1"/>
    <meta:user-defined meta:name="Info 2"/>
    <meta:user-defined meta:name="Info 3"/>
    <meta:user-defined meta:name="Info 4"/>
  </office:meta>
</office:document-meta>
</file>